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fc3fd" officeooo:paragraph-rsid="000fc3f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0cb88" officeooo:paragraph-rsid="0010cb88" style:font-weight-asian="bold" style:font-weight-complex="bold"/>
    </style:style>
    <style:style style:name="P3" style:family="paragraph" style:parent-style-name="Standard">
      <style:text-properties style:text-underline-style="none" fo:font-weight="normal" officeooo:rsid="000fc3fd" officeooo:paragraph-rsid="000fc3fd" style:font-weight-asian="normal" style:font-weight-complex="normal"/>
    </style:style>
    <style:style style:name="P4" style:family="paragraph" style:parent-style-name="Standard">
      <style:text-properties style:text-underline-style="none" fo:font-weight="normal" officeooo:rsid="0010cb88" officeooo:paragraph-rsid="0010cb88" style:font-weight-asian="normal" style:font-weight-complex="normal"/>
    </style:style>
    <style:style style:name="P5" style:family="paragraph" style:parent-style-name="Standard">
      <style:text-properties style:text-underline-style="none" fo:font-weight="normal" officeooo:rsid="000fc3fd" officeooo:paragraph-rsid="000fc3fd" style:font-weight-asian="normal" style:font-weight-complex="normal"/>
    </style:style>
    <style:style style:name="P6" style:family="paragraph" style:parent-style-name="Standard">
      <style:text-properties style:text-underline-style="none" fo:font-weight="normal" officeooo:rsid="000fc3fd" officeooo:paragraph-rsid="00114b8d" style:font-weight-asian="normal" style:font-weight-complex="normal"/>
    </style:style>
    <style:style style:name="P7" style:family="paragraph" style:parent-style-name="Standard">
      <style:text-properties style:text-underline-style="none" fo:font-weight="normal" officeooo:rsid="00114b8d" officeooo:paragraph-rsid="00114b8d" style:font-weight-asian="normal" style:font-weight-complex="normal"/>
    </style:style>
    <style:style style:name="T1" style:family="text">
      <style:text-properties officeooo:rsid="0010cb88"/>
    </style:style>
    <style:style style:name="T2" style:family="text">
      <style:text-properties officeooo:rsid="00114b8d"/>
    </style:style>
    <style:style style:name="T3" style:family="text">
      <style:text-properties officeooo:rsid="001274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égende :</text:p>
      <text:p text:style-name="P3">M (Moteur) → Nous</text:p>
      <text:p text:style-name="P3">I (Interface) → Eux</text:p>
      <text:p text:style-name="P1"/>
      <text:p text:style-name="P1"/>
      <text:p text:style-name="P1"/>
      <text:p text:style-name="P1">Initialisation :</text:p>
      <text:p text:style-name="P1"/>
      <text:p text:style-name="P3"><text:tab/>1) Envoie de la DTD (M → I)</text:p>
      <text:p text:style-name="P3"><text:tab/>2) Envoie des règles du jeu (règle de la map, terrain, unité,…) par fichier XML (vérification <text:tab/> <text:s text:c="3"/>DTD) (I → M)</text:p>
      <text:p text:style-name="P3"><text:tab/>3) Envoie de l'ensemble des cases de la map (I → M)</text:p>
      <text:p text:style-name="P3"/>
      <text:p text:style-name="P1">Configuration des mises à jours de la map en temps réel :</text:p>
      <text:p text:style-name="P1"/>
      <text:p text:style-name="P6"><text:tab/>4) Les fonctions de création, suppression et modification d'emplacement d'agent (I → M) :</text:p>
      <text:p text:style-name="P7">Toutes les fonctions de cette partie posséderons des try &amp; catch pour tester les différents attributs pour ainsi voir s'ils correspondent à ceux que nous possédons (pas de conflit). L'instanciation de l'ID des objets de notre classe agent sera faite grâce à celle reçu dans « creation_agent » afin d'éviter au maximum les conflits d'ID.</text:p>
      <text:p text:style-name="P6"/>
      <text:p text:style-name="P6"><text:tab/><text:tab/>- creation_agent (<text:span text:style-name="T2">string </text:span>type_agent, <text:span text:style-name="T2">int</text:span> ID, <text:span text:style-name="T2">int x, int y</text:span> )</text:p>
      <text:p text:style-name="P6"><text:tab/><text:tab/><text:tab/>- <text:span text:style-name="T2">Test (try &amp; catch ) des différents attributs ainsi que de voir si la case possède assez de ressource pour acceuillir le nouvel agent.</text:span></text:p>
      <text:p text:style-name="P6"><text:tab/><text:tab/><text:tab/>-<text:span text:style-name="T2">Recherche des différents pointeurs de l'unité et de la case dans les vecteurs de la classe Map </text:span></text:p>
      <text:p text:style-name="P6"><text:tab/><text:tab/><text:tab/>-<text:span text:style-name="T2">Création de l'agent grâce à l'ID et aux pointeurs trouvés.</text:span></text:p>
      <text:p text:style-name="P3"><text:tab/><text:tab/>- suppression_agent (<text:span text:style-name="T3">int </text:span>ID)</text:p>
      <text:p text:style-name="P3"><text:tab/><text:tab/><text:tab/>-<text:span text:style-name="T3">Test (try &amp; catch) des différents attributs</text:span></text:p>
      <text:p text:style-name="P3"><text:tab/><text:tab/><text:tab/>-<text:span text:style-name="T3">Suppression de l'agent</text:span></text:p>
      <text:p text:style-name="P3"><text:tab/><text:tab/>- deplacement_agent (<text:span text:style-name="T3">int </text:span>ID, <text:span text:style-name="T3">int x, int y)</text:span></text:p>
      <text:p text:style-name="P3"><text:tab/><text:tab/><text:tab/>-<text:span text:style-name="T3">Test (try &amp; catch) des différents attributs</text:span></text:p>
      <text:p text:style-name="P3"><text:tab/><text:tab/><text:tab/>-<text:span text:style-name="T3">Modification de la case où est présent l'agent (après recherche dans les vecteurs de la classe Map)</text:span></text:p>
      <text:p text:style-name="P3"><text:tab/><text:tab/>- setO<text:span text:style-name="T1">bstacle</text:span> (<text:span text:style-name="T3">int x, int y,</text:span> <text:span text:style-name="T1">bool</text:span>)</text:p>
      <text:p text:style-name="P3"><text:tab/><text:tab/><text:tab/>-<text:span text:style-name="T3">Test (try &amp; catch) des différents attributs</text:span></text:p>
      <text:p text:style-name="P3"><text:tab/><text:tab/><text:tab/>-<text:span text:style-name="T3">Modification de l'attribut obstacle de la case trouvé dans le vecteur de la classe Map</text:span></text:p>
      <text:p text:style-name="P3"><text:tab/><text:tab/>- demande_chemin (<text:span text:style-name="T3">int </text:span>ID, <text:span text:style-name="T3">int x, int y</text:span>)</text:p>
      <text:p text:style-name="P3"><text:tab/><text:tab/><text:tab/>-<text:span text:style-name="T3">Test (try &amp; catch) des différents attributs</text:span></text:p>
      <text:p text:style-name="P3"><text:tab/><text:tab/><text:tab/>-<text:span text:style-name="T3">Lancement du pathfindig.</text:span></text:p>
      <text:p text:style-name="P3"/>
      <text:p text:style-name="P3"><text:tab/>5) Retour sur les demandes (M → I) :</text:p>
      <text:p text:style-name="P3"><text:tab/><text:tab/>- Prochaine_case_agent (<text:span text:style-name="T3">int </text:span>ID) </text:p>
      <text:p text:style-name="P3"><text:tab/><text:tab/><text:tab/>-<text:span text:style-name="T3">Renvoie la case de l'agent d'identifiant ID après le calcul de son pathfinding</text:span></text:p>
      <text:p text:style-name="P3"/>
      <text:p text:style-name="P3"/>
      <text:p text:style-name="P2">Représentation de la map en fichier texte :</text:p>
      <text:p text:style-name="P4"><text:tab/>Le fichier XML contiendra, en plus de la description de tous les terrains possibles du jeu, une description d'un terrain par défaut. Toute case de la map n'ayant aucune particularité, n'ayant donc aucun changement vis-à-vis de la description du terrain par défaut, ne sera pas à définir dans le fichier texte représentant la map.</text:p>
      <text:p text:style-name="P4"><text:soft-page-break/><text:tab/>Ainsi, le fichier texte ne contiendra que les cases « particulières » (hors case par défaut), le fichier texte sera donc écrit ou généré de la manière suivante :</text:p>
      <text:p text:style-name="P4"><text:tab/>-1ère ligne : </text:p>
      <text:p text:style-name="P4"><text:tab/><text:tab/>nombre_de_case_en_x nombre_de_case_en_y</text:p>
      <text:p text:style-name="P4"><text:tab/>-lignes suivantes : <text:s/></text:p>
      <text:p text:style-name="P4"><text:tab/><text:tab/>coordonnée([x;y]) type_terrain ressource(avoine:1;blé:4) obstacle_naturelle(1)</text:p>
      <text:p text:style-name="P4"/>
      <text:p text:style-name="P4"><text:tab/>Les types de terrains définit dans le XML contiendrons le nombre de ressources par défaut, idem pour les obstacles. Ceux-ci ne seront à redéfinir dans le fichier texte uniquement s'ils varient des valeurs par défaut de leur type de terrain. S'il faut garder les valeurs pas défaut, on inséra un espace supplémentaire.</text:p>
      <text:p text:style-name="P4"/>
      <text:p text:style-name="P3"/>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09:36:11.824008413</meta:creation-date>
    <dc:date>2016-04-06T16:25:01.547113493</dc:date>
    <meta:editing-duration>PT10M56S</meta:editing-duration>
    <meta:editing-cycles>4</meta:editing-cycles>
    <meta:generator>LibreOffice/4.2.8.2$Linux_X86_64 LibreOffice_project/420m0$Build-2</meta:generator>
    <meta:document-statistic meta:table-count="0" meta:image-count="0" meta:object-count="0" meta:page-count="2" meta:paragraph-count="38" meta:word-count="470" meta:character-count="2847" meta:non-whitespace-character-count="2341"/>
  </office:meta>
</office:document-meta>
</file>